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a014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014" style:font-name="Arial" style:font-size-asian="11pt" style:font-size-complex="11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014" style:font-name="Arial" style:font-size-asian="10pt" style:font-size-complex="10pt"/>
    </style:style>
    <style:style style:family="paragraph" style:name="P9" style:parent-style-name="UrbanTitle">
      <style:text-properties officeooo:paragraph-rsid="000da014"/>
    </style:style>
    <style:style style:family="paragraph" style:name="P10" style:parent-style-name="UrbanTitle">
      <style:text-properties officeooo:paragraph-rsid="000da014" style:font-name="arial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2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957671030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2"><text:span text:style-name="T10">do text </text:span></text:p><text:p text:style-name="P12"><text:span text:style-name="T10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certificat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a014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014" style:font-name="Arial" style:font-size-asian="11pt" style:font-size-complex="11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014" style:font-name="Arial" style:font-size-asian="10pt" style:font-size-complex="10pt"/>
    </style:style>
    <style:style style:family="paragraph" style:name="P9" style:parent-style-name="UrbanTitle">
      <style:text-properties officeooo:paragraph-rsid="000da014"/>
    </style:style>
    <style:style style:family="paragraph" style:name="P10" style:parent-style-name="UrbanTitle">
      <style:text-properties officeooo:paragraph-rsid="000da014" style:font-name="arial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2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957671030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2"><text:span text:style-name="T10">do text </text:span></text:p><text:p text:style-name="P12"><text:span text:style-name="T10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certificat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a014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014" style:font-name="Arial" style:font-size-asian="11pt" style:font-size-complex="11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014" style:font-name="Arial" style:font-size-asian="10pt" style:font-size-complex="10pt"/>
    </style:style>
    <style:style style:family="paragraph" style:name="P9" style:parent-style-name="UrbanTitle">
      <style:text-properties officeooo:paragraph-rsid="000da014"/>
    </style:style>
    <style:style style:family="paragraph" style:name="P10" style:parent-style-name="UrbanTitle">
      <style:text-properties officeooo:paragraph-rsid="000da014" style:font-name="arial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2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957671030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2"><text:span text:style-name="T10">do text </text:span></text:p><text:p text:style-name="P12"><text:span text:style-name="T10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certificat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charset="x-symbol" style:name="OpenSymbol1" svg:font-family="OpenSymbol"/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DejaVu Sans Condensed" svg:font-family="'DejaVu Sans Condensed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officeooo:paragraph-rsid="000da014" style:font-name="Arial" style:font-size-asian="12pt" style:font-size-complex="12pt"/>
    </style:style>
    <style:style style:family="paragraph" style:name="P3" style:parent-style-name="Frame_20_contents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4" style:parent-style-name="Standard">
      <style:paragraph-properties fo:text-align="start" style:justify-single-word="false"/>
      <style:text-properties fo:font-size="11pt" officeooo:paragraph-rsid="000da014" style:font-name="Arial" style:font-size-asian="11pt" style:font-size-complex="11pt"/>
    </style:style>
    <style:style style:family="paragraph" style:name="P5" style:parent-style-name="UrbanBody">
      <style:text-properties style:font-name="arial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paragraph-properties fo:text-align="start" style:justify-single-word="false"/>
      <style:text-properties fo:font-size="11pt" fo:font-style="normal" fo:font-weight="normal" officeooo:paragraph-rsid="000da014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8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0da014" style:font-name="Arial" style:font-size-asian="10pt" style:font-size-complex="10pt"/>
    </style:style>
    <style:style style:family="paragraph" style:name="P9" style:parent-style-name="UrbanTitle">
      <style:text-properties officeooo:paragraph-rsid="000da014"/>
    </style:style>
    <style:style style:family="paragraph" style:name="P10" style:parent-style-name="UrbanTitle">
      <style:text-properties officeooo:paragraph-rsid="000da014" style:font-name="arial"/>
    </style:style>
    <style:style style:family="paragraph" style:list-style-name="L1" style:name="P11" style:parent-style-name="UrbanBody">
      <style:text-properties fo:font-size="11pt" style:font-name="arial" style:font-size-asian="11pt" style:font-size-complex="11pt"/>
    </style:style>
    <style:style style:family="paragraph" style:name="P12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fo:font-weight="bold" style:font-weight-asian="bold" style:font-weight-complex="bold" style:text-underline-color="font-color" style:text-underline-style="solid" style:text-underline-width="auto"/>
    </style:style>
    <style:style style:family="text" style:name="T5">
      <style:text-properties fo:font-weight="normal" style:font-weight-asian="normal"/>
    </style:style>
    <style:style style:family="text" style:name="T6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7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8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9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0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1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2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section" style:name="Sect1">
      <style:section-properties style:editable="false">
        <style:columns fo:column-count="1" fo:column-gap="0cm"/>
      </style:section-properties>
    </style:style>
    <text:list-style style:name="L1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4"><office:annotation><dc:creator>Gauthier Bastien</dc:creator><dc:date>2011-01-13T14:56:41</dc:date><text:p text:style-name="P12"><text:span text:style-name="T10">do text</text:span></text:p><text:p text:style-name="P12"><text:span text:style-name="T10">from document(at=header, format='odt')</text:span></text:p></office:annotation><text:span text:style-name="T2">Import depuis header.odt</text:span></text:p>
          </table:table-cell>
          <table:table-cell office:value-type="string" table:style-name="Tableau1.A1">
            <text:p text:style-name="P8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2"><text:span text:style-name="T8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9"><text:s/></text:span><text:span text:style-name="T8"><text:conditional-text text:condition="ooow:&quot;view.do_mailing()&quot;" text:string-value-if-false="" text:string-value-if-true="&quot;mailed_data.name1&quot;">mailed_data.name1</text:conditional-text></text:span><text:span text:style-name="T9"><text:s/></text:span><text:span text:style-name="T8"><text:conditional-text text:condition="ooow:&quot;view.do_mailing()&quot;" text:string-value-if-false="" text:string-value-if-true="&quot;mailed_data.name2&quot;">mailed_data.name2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street&quot;">mailed_data.street</text:conditional-text></text:span><text:span text:style-name="T8">, </text:span><text:span text:style-name="T8"><text:conditional-text text:condition="ooow:&quot;view.do_mailing()&quot;" text:string-value-if-false="" text:string-value-if-true="&quot;mailed_data.number&quot;">mailed_data.number</text:conditional-text></text:span><text:span text:style-name="T9"><text:line-break/></text:span><text:span text:style-name="T8"><text:conditional-text text:condition="ooow:&quot;view.do_mailing()&quot;" text:string-value-if-false="" text:string-value-if-true="&quot;mailed_data.zipcode&quot;">mailed_data.zipcode</text:conditional-text></text:span><text:span text:style-name="T8"> </text:span><text:span text:style-name="T8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9"/>
      <text:p text:style-name="P10">Dossier incomplet pour une demande de certificat d'urbanisme n°2</text:p>
      <text:p text:style-name="P5"/>
      <text:p text:style-name="P6"/>
      <text:p text:style-name="P6"/>
      <text:p text:style-name="P6"><office:annotation><dc:creator>Gauthier Bastien</dc:creator><dc:date>2011-02-16T16:12:24</dc:date><text:p text:style-name="P12"><text:span text:style-name="T12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2"><text:span text:style-name="T11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/text:p>
      <text:p text:style-name="P6"><text:span text:style-name="T3">Référence cadastrale :</text:span> <text:text-input text:description="Bien-Parcelles">licence_view.get_parcels()</text:text-input></text:p>
      <text:p text:style-name="P6"/>
      <text:p text:style-name="P6"/>
      <text:p text:style-name="P3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6">La demande de certificat que vous avez introduite et dont le récépissé est en date du <text:text-input text:description="Date du récépissé">tool.formatDate(self.getLastDeposit().getEventDate())</text:text-input><text:s/>a été examinée par les services de l'Administration Communale.</text:p>
      <text:p text:style-name="P6"/>
      <text:p text:style-name="P6">Nous vous informons que votre demande est <text:span text:style-name="T4">incomplète</text:span>.</text:p>
      <text:p text:style-name="P6"/>
      <text:p text:style-name="P6">Vous trouverez ci-dessous un <text:span text:style-name="T3">relevé des pièces manquantes</text:span>:</text:p>
      <text:section text:name="Section1" text:style-name="Sect1">
        <text:list text:style-name="L1" xml:id="list957671030">
          <text:list-item>
            <text:p text:style-name="P11"><text:span text:style-name="T5"><office:annotation><dc:creator>Stéphan Geulette</dc:creator><dc:date>2011-03-31T15:08:14</dc:date><text:p text:style-name="P12"><text:span text:style-name="T10">do section- for missingPart in self.getValuesForTemplate('missingParts')</text:span></text:p></office:annotation></text:span><text:span text:style-name="T5"><text:text-input text:description="Titre du demandeur">missingPart</text:text-input></text:span></text:p>
          </text:list-item>
        </text:list>
      </text:section>
      <text:p text:style-name="P6"><office:annotation><dc:creator>Stéphan Geulette</dc:creator><dc:date>2011-04-01T14:01:18</dc:date><text:p text:style-name="P12"><text:span text:style-name="T10">do text </text:span></text:p><text:p text:style-name="P12"><text:span text:style-name="T10">from xhtml(self.getMissingPartsDetails())</text:span></text:p></office:annotation>Ceci est remplacé par le contenu de la zone détails concernant les pièces manquantes</text:p>
      <text:p text:style-name="P6"/>
      <text:p text:style-name="P6"/>
      <text:p text:style-name="P6">Nous vous prions de bien vouloir noter que la procédure relative à l'instruction de votre demande de certificat recommencera à dater de la réception de ces pièces par l'Administration Communale.</text:p>
      <text:p text:style-name="P6"/>
      <text:p text:style-name="P7">Demeurant à votre disposition, nous vous prions d'agréer, <text:conditional-text text:condition="ooow:&quot;view.do_mailing()&quot;" text:string-value-if-false="" text:string-value-if-true="&quot;mailed_data.getPersonTitleValue()&quot;">mailed_data.getPersonTitleValue()</text:conditional-text>, nos salutations distinguées.</text:p>
      <text:p text:style-name="P6"/>
      <text:p text:style-name="P6"/>
      <text:p text:style-name="P6"><office:annotation><dc:creator>Gauthier Bastien</dc:creator><dc:date>2011-01-13T14:56:41</dc:date><text:p text:style-name="P12"><text:span text:style-name="T10">do text</text:span></text:p><text:p text:style-name="P12"><text:span text:style-name="T10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 Condensed" style:font-family-asian="'DejaVu Sans Condensed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2:22.659165258</dc:date>
    <dc:language>fr-FR</dc:language>
    <meta:editing-cycles>104</meta:editing-cycles>
    <meta:editing-duration>P1DT10H13M10S</meta:editing-duration>
    <meta:document-statistic meta:table-count="1" meta:image-count="0" meta:object-count="0" meta:page-count="1" meta:paragraph-count="19" meta:word-count="164" meta:character-count="1329" meta:non-whitespace-character-count="1204"/>
    <meta:user-defined meta:name="Info 1"/>
    <meta:user-defined meta:name="Info 2"/>
    <meta:user-defined meta:name="Info 3"/>
    <meta:user-defined meta:name="Info 4"/>
  </office:meta>
</office:document-meta>
</file>